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13cm" fo:break-before="auto" style:use-optimal-row-height="false"/>
    </style:style>
    <style:style style:name="ro2" style:family="table-row">
      <style:table-row-properties style:row-height="1.586cm" fo:break-before="auto" style:use-optimal-row-height="false"/>
    </style:style>
    <style:style style:name="ro3" style:family="table-row">
      <style:table-row-properties style:row-height="1.281cm" fo:break-before="auto" style:use-optimal-row-height="false"/>
    </style:style>
    <style:style style:name="ro4" style:family="table-row">
      <style:table-row-properties style:row-height="2.115cm" fo:break-before="auto" style:use-optimal-row-height="false"/>
    </style:style>
    <style:style style:name="ro5" style:family="table-row">
      <style:table-row-properties style:row-height="1.921cm" fo:break-before="auto" style:use-optimal-row-height="false"/>
    </style:style>
    <style:style style:name="ro6" style:family="table-row">
      <style:table-row-properties style:row-height="1.475cm" fo:break-before="auto" style:use-optimal-row-height="false"/>
    </style:style>
    <style:style style:name="ro7" style:family="table-row">
      <style:table-row-properties style:row-height="1.6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ción de RustFS con otros sistemas siimila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racterística</text:p>
          </table:table-cell>
          <table:table-cell table:style-name="ce1" office:value-type="string" calcext:value-type="string">
            <text:p>RustFS</text:p>
          </table:table-cell>
          <table:table-cell table:style-name="ce1" office:value-type="string" calcext:value-type="string">
            <text:p>Almacenamiento de otros objetos</text:p>
          </table:table-cell>
        </table:table-row>
        <table:table-row table:style-name="ro2">
          <table:table-cell table:style-name="ce1" office:value-type="string" calcext:value-type="string">
            <text:p>Experiencia de consola</text:p>
          </table:table-cell>
          <table:table-cell table:style-name="ce1" office:value-type="string" calcext:value-type="string">
            <text:p>Consola potente</text:p>
            <text:p>Interfaz de gestión integral.</text:p>
          </table:table-cell>
          <table:table-cell table:style-name="ce1" office:value-type="string" calcext:value-type="string">
            <text:p>Consola básica/limitada</text:p>
            <text:p>A menudo demasiado simple o carente de funciones críticas.</text:p>
          </table:table-cell>
        </table:table-row>
        <table:table-row table:style-name="ro3">
          <table:table-cell table:style-name="ce1" office:value-type="string" calcext:value-type="string">
            <text:p>Lenguaje y seguridad</text:p>
          </table:table-cell>
          <table:table-cell table:style-name="ce1" office:value-type="string" calcext:value-type="string">
            <text:p>Seguridad de memoria por diseño basada en Rust .</text:p>
          </table:table-cell>
          <table:table-cell table:style-name="ce1" office:value-type="string" calcext:value-type="string">
            <text:p>Posibilidad de pausas o fugas en la recolección de basura (GC) de memoria basada en Go o C.</text:p>
          </table:table-cell>
        </table:table-row>
        <table:table-row table:style-name="ro4">
          <table:table-cell table:style-name="ce1" office:value-type="string" calcext:value-type="string">
            <text:p>Soberanía de datos</text:p>
          </table:table-cell>
          <table:table-cell table:style-name="ce1" office:value-type="string" calcext:value-type="string">
            <text:p>Sin telemetría / Cumplimiento total.</text:p>
            <text:p>Protege contra la salida transfronteriza no autorizada de datos. Cumple con el RGPD (UE/RU), la CCPA (EE. UU.) y la APPI (Japón).</text:p>
          </table:table-cell>
          <table:table-cell table:style-name="ce1" office:value-type="string" calcext:value-type="string">
            <text:p>Riesgo potencial</text:p>
            <text:p>Posible exposición legal y telemetría de datos no deseados.</text:p>
          </table:table-cell>
        </table:table-row>
        <table:table-row table:style-name="ro5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Apache 2.0 permisivo.</text:p>
            <text:p>Favorable a las empresas, sin cláusulas de "píldora venenosa".</text:p>
          </table:table-cell>
          <table:table-cell table:style-name="ce1" office:value-type="string" calcext:value-type="string">
            <text:p>AGPL v3 restrictiva</text:p>
            <text:p>Riesgo de trampas de licencias y contaminación de la propiedad intelectual.</text:p>
          </table:table-cell>
        </table:table-row>
        <table:table-row table:style-name="ro5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100% compatible con S3</text:p>
            <text:p>Funciona con cualquier proveedor o cliente de nube, en cualquier lugar.</text:p>
          </table:table-cell>
          <table:table-cell table:style-name="ce1" office:value-type="string" calcext:value-type="string">
            <text:p>Compatibilidad variable</text:p>
            <text:p>Puede faltar soporte para proveedores de nube locales o API específicas.</text:p>
          </table:table-cell>
        </table:table-row>
        <table:table-row table:style-name="ro6">
          <table:table-cell table:style-name="ce1" office:value-type="string" calcext:value-type="string">
            <text:p>Edge y IoT</text:p>
          </table:table-cell>
          <table:table-cell table:style-name="ce1" office:value-type="string" calcext:value-type="string">
            <text:p>Soporte de borde fuerte</text:p>
            <text:p>Ideal para dispositivos de borde seguros e innovadores.</text:p>
          </table:table-cell>
          <table:table-cell table:style-name="ce1" office:value-type="string" calcext:value-type="string">
            <text:p>Soporte de borde débil</text:p>
            <text:p>A menudo demasiado pesado para puertas de enlace de borde.</text:p>
          </table:table-cell>
        </table:table-row>
        <table:table-row table:style-name="ro7">
          <table:table-cell table:style-name="ce1" office:value-type="string" calcext:value-type="string">
            <text:p>Perfil de riesgo</text:p>
          </table:table-cell>
          <table:table-cell table:style-name="ce1" office:value-type="string" calcext:value-type="string">
            <text:p>Mitigación de riesgos empresariales</text:p>
            <text:p>Derechos de propiedad intelectual claros y seguros para uso comercial.</text:p>
          </table:table-cell>
          <table:table-cell table:style-name="ce1" office:value-type="string" calcext:value-type="string">
            <text:p>Riesgos legales</text:p>
            <text:p>Ambigüedad en la propiedad intelectual y restricciones de uso.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5:49:47.603303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5:46:15.797287000</meta:creation-date>
    <dc:date>2026-02-13T15:53:28.364410000</dc:date>
    <meta:editing-duration>PT6M18S</meta:editing-duration>
    <meta:editing-cycles>2</meta:editing-cycles>
    <meta:generator>LibreOffice/25.2.4.3$MacOSX_AARCH64 LibreOffice_project/33e196637044ead23f5c3226cde09b47731f7e27</meta:generator>
    <meta:print-date>2026-02-13T15:50:44.429654000</meta:print-date>
    <meta:document-statistic meta:table-count="1" meta:cell-count="24" meta:object-count="0"/>
    <meta:user-defined meta:name=""/>
  </office:meta>
</office:document-meta>
</file>